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aSH</text:p>
      <text:p text:style-name="Standard">The Common Reusable Shell (CRaSH) deploys in a Java runtime and provides interaction with the JVM. Commands are written in Groov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seppe Baudo</meta:initial-creator>
    <meta:creation-date>2014-12-11T15:07:07.75</meta:creation-date>
    <meta:document-statistic meta:table-count="0" meta:image-count="0" meta:object-count="0" meta:page-count="1" meta:paragraph-count="2" meta:word-count="22" meta:character-count="135"/>
    <dc:date>2014-12-11T15:44:52.51</dc:date>
    <dc:creator>Giuseppe Baudo</dc:creator>
    <meta:editing-duration>PT18M21S</meta:editing-duration>
    <meta:editing-cycles>1</meta:editing-cycles>
    <meta:generator>OpenOffice/4.1.1$Win32 OpenOffice.org_project/411m6$Build-9775</meta:generator>
  </office:meta>
</office:document-meta>
</file>